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weight="bold"/>
    </style:style>
    <style:style style:family="text" style:name="T2" style:display-name="T2">
      <style:text-properties fo:font-style="italic"/>
    </style:style>
    <style:style style:family="section" style:name="Sect1" style:display-name="Sect1"/>
    <style:page-layout style:name="PLayout2">
      <style:page-layout-properties fo:margin-top="1.0000in" fo:margin-bottom="1.0000in" fo:margin-left="1.0000in" fo:margin-right="1.0000in"/>
    </style:page-layout>
    <style:page-layout style:name="Standard">
      <style:page-layout-properties fo:margin-top="1.0000in" fo:margin-bottom="1.0000in" fo:margin-left="1.0000in" fo:margin-right="1.0000in"/>
    </style:page-layout>
  </office:automatic-styles>
  <office:body>
    <office:text>
      <text:section text:style-name="Sect1" text:name="Section1">
        <text:p text:style-name="Normal"><text:span text:style-name="T1">Joan Martínez Ferrer</text:span>, amb domicili a <text:span text:style-name="T1">c/ Sant Jordi, 23, de Palma</text:span>, amb <text:span text:style-name="T1">DNI núm. 45612378K</text:span>, telèfon <text:span text:style-name="T1">622 45 67 89</text:span>,</text:p>
        <text:p text:style-name="Normal"><text:span text:style-name="T1"><text:line-break/><text:line-break/>EXPÒS:</text:span><text:line-break/>Que estic graduat en Administració i Direcció d’Empreses per la Universitat de les Illes Balears i que actualment treball des de fa dos anys com a administratiu a l’empresa pública Gestió Balear, S.A.<text:line-break/>Que m’he assabentat, per l’Ordre de data <text:span text:style-name="T1">10 de novembre</text:span>, publicada en el <text:span text:style-name="T1">BOIB núm. 102/2024</text:span>, que s’ofereix una plaça administrativa en una empresa pública.<text:line-break/>Que complesc tots els requisits que s’hi demanen i aport la documentació corresponent.</text:p>
        <text:p text:style-name="Normal"><text:span text:style-name="T1">Per tot açò,</text:span><text:line-break/><text:line-break/><text:line-break/><text:span text:style-name="T1">SOL·LICIT:</text:span><text:line-break/>Que sigui admesa aquesta sol·licitud per ocupar la plaça administrativa esmentada.</text:p>
        <text:p text:style-name="Normal">Palma, <text:span text:style-name="T1">21 de novembre de 2024</text:span></text:p>
        <text:p text:style-name="Normal"><text:span text:style-name="T2"><text:line-break/><text:line-break/><text:line-break/><text:line-break/><text:line-break/><text:line-break/>[rúbrica]</text:span></text:p>
        <text:p text:style-name="Normal"><text:span text:style-name="T1">DEPARTAMENT DE CONTRATACIÓ<text:line-break/>EMPRESA PÚBLICA BALEAR</text:span></text:p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</office:styles>
  <office:automatic-styles>
    <style:page-layout style:name="Standard">
      <style:page-layout-properties fo:page-width="210.000000mm" fo:page-height="297.000000mm" style:print-orientation="portrait" fo:margin-top="1.0000in" fo:margin-bottom="1.0000in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dc:creator>Bruno Aimé</dc:creator>
    <meta:creation-date>Thu Nov 21 12:47:14 2024
</meta:creation-date>
    <dc:date>Thu Nov 21 12:47:14 2024
</dc:date>
  </office:meta>
</office:document-meta>
</file>